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5.362cm" table:align="center" style:writing-mode="lr-tb"/>
    </style:style>
    <style:style style:name="Tabela3.A" style:family="table-column">
      <style:table-column-properties style:column-width="5.362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background-color="#0060f0" fo:padding="0.026cm" fo:border="none" style:writing-mode="lr-tb">
        <style:background-image/>
      </style:table-cell-properties>
    </style:style>
    <style:style style:name="Tabela37" style:family="table">
      <style:table-properties style:width="6.9cm" table:align="left" style:writing-mode="lr-tb"/>
    </style:style>
    <style:style style:name="Tabela37.A" style:family="table-column">
      <style:table-column-properties style:column-width="1.725cm"/>
    </style:style>
    <style:style style:name="Tabela3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37.D1" style:family="table-cell" style:data-style-name="N0">
      <style:table-cell-properties fo:padding="0.097cm" fo:border="0.002cm solid #000000"/>
    </style:style>
    <style:style style:name="Tabela3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7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37.3" style:family="table-row">
      <style:table-row-properties style:min-row-height="0.568cm"/>
    </style:style>
    <style:style style:name="Tabela37.4" style:family="table-row">
      <style:table-row-properties style:min-row-height="0.132cm"/>
    </style:style>
    <style:style style:name="Tabela38" style:family="table">
      <style:table-properties style:width="3.44cm" table:align="left" style:writing-mode="lr-tb"/>
    </style:style>
    <style:style style:name="Tabela38.A" style:family="table-column">
      <style:table-column-properties style:column-width="1.725cm"/>
    </style:style>
    <style:style style:name="Tabela38.B" style:family="table-column">
      <style:table-column-properties style:column-width="1.715cm"/>
    </style:style>
    <style:style style:name="Tabela3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38.B1" style:family="table-cell" style:data-style-name="N0">
      <style:table-cell-properties fo:padding="0.097cm" fo:border="0.002cm solid #000000"/>
    </style:style>
    <style:style style:name="Tabela38.2" style:family="table-row">
      <style:table-row-properties style:min-row-height="0.568cm"/>
    </style:style>
    <style:style style:name="Tabela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8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38.3" style:family="table-row">
      <style:table-row-properties style:min-row-height="0.132cm"/>
    </style:style>
    <style:style style:name="P1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pt" style:country-asian="BR" style:font-name-complex="Courier New" style:font-size-complex="10pt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color="#c0ffff" style:font-name="Times New Roman" fo:font-size="18pt" fo:font-weight="bold" style:font-name-asian="Times New Roman" style:font-size-asian="18pt" style:language-asian="pt" style:country-asian="BR" style:font-weight-asian="bold" style:font-size-complex="18pt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top="0.494cm" fo:margin-bottom="0.494cm" fo:line-height="100%"/>
      <style:text-properties fo:color="#0070e8" style:font-name="Times New Roman" fo:font-size="18pt" fo:font-weight="bold" style:font-name-asian="Times New Roman" style:font-size-asian="18pt" style:language-asian="pt" style:country-asian="BR" style:font-weight-asian="bold" style:font-size-complex="18pt" style:font-weight-complex="bold"/>
    </style:style>
    <style:style style:name="P5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language-asian="pt" style:country-asian="BR" style:font-size-complex="12pt"/>
    </style:style>
    <style:style style:name="P6" style:family="paragraph" style:parent-style-name="Standard">
      <style:paragraph-properties fo:margin-top="0.494cm" fo:margin-bottom="0.494cm" fo:line-height="100%" fo:text-align="justify" style:justify-single-word="false"/>
      <style:text-properties style:font-name="Times New Roman" fo:font-size="12pt" style:font-name-asian="Times New Roman" style:font-size-asian="12pt" style:language-asian="pt" style:country-asian="BR" style:font-size-complex="12pt"/>
    </style:style>
    <style:style style:name="P7" style:family="paragraph" style:parent-style-name="Standard">
      <style:paragraph-properties fo:margin-top="0.494cm" fo:margin-bottom="0.494cm" fo:line-height="100%" fo:text-align="justify" style:justify-single-word="false"/>
    </style:style>
    <style:style style:name="P8" style:family="paragraph" style:parent-style-name="Table_20_Contents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name-asian="Times New Roman" style:font-size-asian="12pt" style:language-asian="pt" style:country-asian="BR" style:font-size-complex="12pt"/>
    </style:style>
    <style:style style:name="T2" style:family="text">
      <style:text-properties style:font-name="Times New Roman" fo:font-size="12pt" fo:font-style="italic" style:font-name-asian="Times New Roman" style:font-size-asian="12pt" style:language-asian="pt" style:country-asian="BR" style:font-style-asian="italic" style:font-size-complex="12pt"/>
    </style:style>
    <style:style style:name="T3" style:family="text">
      <style:text-properties style:text-position="super 58%" style:font-name="Times New Roman" fo:font-size="12pt" style:font-name-asian="Times New Roman" style:font-size-asian="12pt" style:language-asian="pt" style:country-asian="BR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">108. Soma Máxima</text:p>
          </table:table-cell>
        </table:table-row>
      </table:table>
      <text:p text:style-name="P4">Conhecimento Geral</text:p>
      <text:p text:style-name="P6">Um problema que é facilmente resolvido em uma dimensão é frequentemente muito mais difícil de ser resolvido em várias dimensões. Considere verificar a satisfabilidade de uma expressão booleana na forma normal conjuntiva, onde cada elemento da conjunção (AND) consiste de exatamente três disjunções (ORs). Este problema (3-SAT) é NP-completo. Já o problema 2-SAT pode ser resolvido eficientemente. Em contraste, alguns problemas pertencem a mesma classe de complexidade, independentemente da dimensão do problema.</text:p>
      <text:p text:style-name="P4">O Problema</text:p>
      <text:p text:style-name="P7"><text:span text:style-name="T1">Dado um arranjo bidimensional de números inteiros positivos e negativos, encontre o sub-retângulo com maior soma. A soma de um retângulo é a soma de todos os elementos daquele retângulo. Neste problema, o sub-retângulo com maior soma é chamado de </text:span><text:span text:style-name="T2">sub-retângulo maximal</text:span><text:span text:style-name="T1">. Um sub-retângulo é qualquer sub-arranjo de tamanho 1x1 ou maior, localizado dentro do arranjo bidimensional. Como um exemplo, o sub-retângulo maximal do arranjo: </text:span></text:p>
      <table:table table:name="Tabela37" table:style-name="Tabela37">
        <table:table-column table:style-name="Tabela37.A" table:number-columns-repeated="4"/>
        <table:table-row>
          <table:table-cell table:style-name="Tabela37.A1" office:value-type="float" office:value="0">
            <text:p text:style-name="P8">0</text:p>
          </table:table-cell>
          <table:table-cell table:style-name="Tabela37.A1" office:value-type="float" office:value="-2">
            <text:p text:style-name="P8">-2</text:p>
          </table:table-cell>
          <table:table-cell table:style-name="Tabela37.A1" office:value-type="float" office:value="-7">
            <text:p text:style-name="P8">-7</text:p>
          </table:table-cell>
          <table:table-cell table:style-name="Tabela37.D1" office:value-type="float" office:value="0">
            <text:p text:style-name="P8">0</text:p>
          </table:table-cell>
        </table:table-row>
        <table:table-row>
          <table:table-cell table:style-name="Tabela37.A2" office:value-type="float" office:value="9">
            <text:p text:style-name="P8">9</text:p>
          </table:table-cell>
          <table:table-cell table:style-name="Tabela37.A2" office:value-type="float" office:value="2">
            <text:p text:style-name="P8">2</text:p>
          </table:table-cell>
          <table:table-cell table:style-name="Tabela37.A2" office:value-type="float" office:value="-6">
            <text:p text:style-name="P8">-6</text:p>
          </table:table-cell>
          <table:table-cell table:style-name="Tabela37.D2" office:value-type="float" office:value="2">
            <text:p text:style-name="P8">2</text:p>
          </table:table-cell>
        </table:table-row>
        <table:table-row table:style-name="Tabela37.3">
          <table:table-cell table:style-name="Tabela37.A2" office:value-type="float" office:value="-4">
            <text:p text:style-name="P8">-4</text:p>
          </table:table-cell>
          <table:table-cell table:style-name="Tabela37.A2" office:value-type="float" office:value="1">
            <text:p text:style-name="P8">1</text:p>
          </table:table-cell>
          <table:table-cell table:style-name="Tabela37.A2" office:value-type="float" office:value="-4">
            <text:p text:style-name="P8">-4</text:p>
          </table:table-cell>
          <table:table-cell table:style-name="Tabela37.D2" office:value-type="float" office:value="1">
            <text:p text:style-name="P8">1</text:p>
          </table:table-cell>
        </table:table-row>
        <table:table-row table:style-name="Tabela37.4">
          <table:table-cell table:style-name="Tabela37.A2" office:value-type="float" office:value="-1">
            <text:p text:style-name="P8">-1</text:p>
          </table:table-cell>
          <table:table-cell table:style-name="Tabela37.A2" office:value-type="float" office:value="8">
            <text:p text:style-name="P8">8</text:p>
          </table:table-cell>
          <table:table-cell table:style-name="Tabela37.A2" office:value-type="float" office:value="0">
            <text:p text:style-name="P8">0</text:p>
          </table:table-cell>
          <table:table-cell table:style-name="Tabela37.D2" office:value-type="float" office:value="-2">
            <text:p text:style-name="P8">-2</text:p>
          </table:table-cell>
        </table:table-row>
      </table:table>
      <text:p text:style-name="P5">é a extremidade esquerda inferior desse arranjo, e tem soma 15. </text:p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float" office:value="9">
            <text:p text:style-name="P8">9</text:p>
          </table:table-cell>
          <table:table-cell table:style-name="Tabela38.B1" office:value-type="float" office:value="2">
            <text:p text:style-name="P8">2</text:p>
          </table:table-cell>
        </table:table-row>
        <table:table-row table:style-name="Tabela38.2">
          <table:table-cell table:style-name="Tabela38.A2" office:value-type="float" office:value="-4">
            <text:p text:style-name="P8">-4</text:p>
          </table:table-cell>
          <table:table-cell table:style-name="Tabela38.B2" office:value-type="float" office:value="1">
            <text:p text:style-name="P8">1</text:p>
          </table:table-cell>
        </table:table-row>
        <table:table-row table:style-name="Tabela38.3">
          <table:table-cell table:style-name="Tabela38.A2" office:value-type="float" office:value="-1">
            <text:p text:style-name="P8">-1</text:p>
          </table:table-cell>
          <table:table-cell table:style-name="Tabela38.B2" office:value-type="float" office:value="8">
            <text:p text:style-name="P8">8</text:p>
          </table:table-cell>
        </table:table-row>
      </table:table>
      <text:p text:style-name="P4">Entrada e Saída</text:p>
      <text:p text:style-name="P7"><text:span text:style-name="T1">A entrada consiste de um arranjo de inteiros de tamanho N x N. A entrada começa com um único inteiro positivo N sozinho nessa linha, indicando o tamanho (largura e altura) do arranjo quadrado bidimensional. Este inteiro é seguido pelos N</text:span><text:span text:style-name="T3">2</text:span><text:span text:style-name="T1"> inteiros separados por espaços em branco e novas linhas. Estes N</text:span><text:span text:style-name="T3">2</text:span><text:span text:style-name="T1"> inteiros compõem o arranjo em ordem de linhas (isto é, todos os números da primeira linha, da esquerda para a direita; então todos os números da segunda linha da esquerda para a direita, etc). N pode ser tão grande quanto 100. Os números no arranjo variam de [-127,127]. </text:span></text:p>
      <text:p text:style-name="P6">A saída é a soma do sub-retângulo maximal. </text:p>
      <text:p text:style-name="P4"><text:soft-page-break/>Exemplo de Entrada</text:p>
      <text:p text:style-name="P1">4</text:p>
      <text:p text:style-name="P1">0 -2 -7 <text:s/>0 9 <text:s/>2 -6 <text:s/>2</text:p>
      <text:p text:style-name="P1">-4 <text:s/>1 -4 <text:s/>1 -1</text:p>
      <text:p text:style-name="P1">8 <text:s/>0 -2</text:p>
      <text:p text:style-name="P4">Exemplo de Saída</text:p>
      <text:p text:style-name="P1">1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Digiampietri</meta:initial-creator>
    <meta:creation-date>2010-08-09T09:09:11.14</meta:creation-date>
    <meta:document-statistic meta:table-count="3" meta:image-count="0" meta:object-count="0" meta:page-count="2" meta:paragraph-count="38" meta:word-count="312" meta:character-count="1796"/>
    <dc:date>2010-08-09T09:09:44.75</dc:date>
    <dc:creator>Luciano Digiampietri</dc:creator>
    <meta:editing-duration>PT00H00M33S</meta:editing-duration>
    <meta:editing-cycles>1</meta:editing-cycles>
    <meta:generator>OpenOffice.org/3.2$Win32 OpenOffice.org_project/320m12$Build-9483</meta:generator>
  </office:meta>
</office:document-meta>
</file>